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9pt"/>
    </style:style>
    <style:style style:name="P4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660e7a" fo:font-weight="bold"/>
    </style:style>
    <style:style style:name="T9" style:family="text">
      <style:text-properties fo:color="#808000"/>
    </style:style>
    <style:style style:name="T10" style:family="text">
      <style:text-properties fo:color="#808000" style:font-name="DejaVu Sans Mono" fo:font-size="9pt"/>
    </style:style>
    <style:style style:name="T11" style:family="text">
      <style:text-properties fo:font-style="italic"/>
    </style:style>
    <style:style style:name="T12" style:family="text">
      <style:text-properties fo:color="#808080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0000ff" style:font-name="DejaVu Sans Mono" fo:font-size="9pt" fo:font-weight="bold"/>
    </style:style>
    <style:style style:name="T15" style:family="text">
      <style:text-properties fo:color="#0000ff" fo:font-weight="bold"/>
    </style:style>
    <style:style style:name="T16" style:family="text">
      <style:text-properties fo:color="#008000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ackage </text:span>com.example.letscook3;</text:p>
      <text:p text:style-name="P3"><text:span text:style-name="T2">import </text:span>androidx.appcompat.app.AppCompatActivity;</text:p>
      <text:p text:style-name="P3"><text:span text:style-name="T2">import </text:span>android.os.Bundle;</text:p>
      <text:p text:style-name="P3"><text:span text:style-name="T2">import </text:span>androidx.appcompat.app.AppCompatActivity;</text:p>
      <text:p text:style-name="P3"><text:span text:style-name="T2">import </text:span>android.app.AlertDialog;</text:p>
      <text:p text:style-name="P3"><text:span text:style-name="T2">import </text:span>android.database.Cursor;</text:p>
      <text:p text:style-name="P3"><text:span text:style-name="T2">import </text:span>android.os.Bundle;</text:p>
      <text:p text:style-name="P3"><text:span text:style-name="T2">import </text:span>android.view.View;</text:p>
      <text:p text:style-name="P3"><text:span text:style-name="T2">import </text:span>android.widget.AdapterView;</text:p>
      <text:p text:style-name="P3"><text:span text:style-name="T2">import </text:span>android.widget.ArrayAdapter;</text:p>
      <text:p text:style-name="P3"><text:span text:style-name="T2">import </text:span>android.widget.ListView;</text:p>
      <text:p text:style-name="P3"><text:span text:style-name="T2">import </text:span>android.widget.Toast;</text:p>
      <text:p text:style-name="P3"><text:span text:style-name="T2">import </text:span>java.util.ArrayList;</text:p>
      <text:p text:style-name="P3"><text:span text:style-name="T2">import </text:span>java.util.ArrayList;</text:p>
      <text:p text:style-name="P3"><text:span text:style-name="T2">public class </text:span>viewfeed <text:span text:style-name="T2">extends </text:span>AppCompatActivity {</text:p>
      <text:p text:style-name="P2"><text:s text:c="4"/><text:span text:style-name="T4">feed </text:span><text:span text:style-name="T6">db</text:span><text:span text:style-name="T4">;</text:span></text:p>
      <text:p text:style-name="P2"><text:s text:c="4"/><text:span text:style-name="T4">ListView </text:span><text:span text:style-name="T6">list</text:span><text:span text:style-name="T4">;</text:span></text:p>
      <text:p text:style-name="P2"><text:s text:c="4"/><text:span text:style-name="T4">ArrayList&lt;String&gt; </text:span><text:span text:style-name="T6">listItem</text:span><text:span text:style-name="T4">;</text:span></text:p>
      <text:p text:style-name="P2"><text:s text:c="4"/><text:span text:style-name="T4">ArrayAdapter </text:span><text:span text:style-name="T6">adapter</text:span><text:span text:style-name="T4">;</text:span></text:p>
      <text:p text:style-name="P2"><text:s text:c="4"/><text:span text:style-name="T10">@Override</text:span></text:p>
      <text:p text:style-name="P2"><text:span text:style-name="T9"><text:s text:c="4"/></text:span><text:span text:style-name="T3">protected void </text:span><text:span text:style-name="T4">onCreate(Bundle savedInstanceState) {</text:span></text:p>
      <text:p text:style-name="P2"><text:s text:c="8"/><text:span text:style-name="T3">super</text:span><text:span text:style-name="T4">.onCreate(savedInstanceState);</text:span></text:p>
      <text:p text:style-name="P2"><text:s text:c="8"/><text:span text:style-name="T4">setContentView(R.layout.</text:span><text:span text:style-name="T7">activity_viewfeed</text:span><text:span text:style-name="T4">);</text:span></text:p>
      <text:p text:style-name="P2"><text:s text:c="8"/><text:span text:style-name="T6">db</text:span><text:span text:style-name="T4">=</text:span><text:span text:style-name="T3">new </text:span><text:span text:style-name="T4">feed(</text:span><text:span text:style-name="T3">this</text:span><text:span text:style-name="T4">);</text:span></text:p>
      <text:p text:style-name="P2"><text:s text:c="8"/><text:span text:style-name="T6">listItem</text:span><text:span text:style-name="T4">=</text:span><text:span text:style-name="T3">new </text:span><text:span text:style-name="T4">ArrayList&lt;&gt;();</text:span></text:p>
      <text:p text:style-name="P2"><text:s text:c="8"/><text:span text:style-name="T6">list</text:span><text:span text:style-name="T4">=findViewById(R.id.</text:span><text:span text:style-name="T7">list_item</text:span><text:span text:style-name="T4">);</text:span></text:p>
      <text:p text:style-name="P2"><text:s text:c="8"/><text:span text:style-name="T4">viewData();</text:span></text:p>
      <text:p text:style-name="P4">// <text:s text:c="7"/>list.setOnItemClickListener(new AdapterView.OnItemClickListener() {</text:p>
      <text:p text:style-name="P4">// <text:s text:c="11"/>@Override</text:p>
      <text:p text:style-name="P4">// <text:s text:c="11"/>public void onItemClick(AdapterView&lt;?&gt; parent, View view, int position, long id) {</text:p>
      <text:p text:style-name="P4">// <text:s text:c="15"/>String item=(String)list.getItemAtPosition(position);</text:p>
      <text:p text:style-name="P4">//</text:p>
      <text:p text:style-name="P4">//</text:p>
      <text:p text:style-name="P4">//</text:p>
      <text:p text:style-name="P4">// <text:s text:c="15"/>Cursor c= db.viewDetails(item);</text:p>
      <text:p text:style-name="P4">//</text:p>
      <text:p text:style-name="P4">//</text:p>
      <text:p text:style-name="P4">//</text:p>
      <text:p text:style-name="P4">// <text:s text:c="15"/>// Toast.makeText(UserList.this,c.getColumnName(1),Toast.LENGTH_SHORT).show();</text:p>
      <text:p text:style-name="P4">// <text:s text:c="15"/>StringBuffer stringBuffer = new StringBuffer();</text:p>
      <text:p text:style-name="P4">// <text:s text:c="15"/>while (c.moveToNext()) {</text:p>
      <text:p text:style-name="P4">// <text:s text:c="19"/>stringBuffer.append("Name: " +c.getString(1) + "\n");</text:p>
      <text:p text:style-name="P4">//// <text:s text:c="19"/>stringBuffer.append("Type: "+ <text:s/>c.getString(2) + "\n");</text:p>
      <text:p text:style-name="P4">////</text:p>
      <text:p text:style-name="P4">//// <text:s text:c="19"/>stringBuffer.append("Recipe: "+ c.getString(3) + "\n");</text:p>
      <text:p text:style-name="P4">// <text:s text:c="15"/>}</text:p>
      <text:p text:style-name="P4">// <text:s text:c="15"/>AlertDialog.Builder builder=new AlertDialog.Builder(viewfeed.this);</text:p>
      <text:p text:style-name="P4">// <text:s text:c="15"/>builder.setCancelable(true);</text:p>
      <text:p text:style-name="P4">// <text:s text:c="15"/>builder.setPositiveButton("ok",null);</text:p>
      <text:p text:style-name="P4">// <text:s text:c="15"/>builder.setTitle("Details");</text:p>
      <text:p text:style-name="P4">// <text:s text:c="15"/>builder.setMessage(stringBuffer.toString());</text:p>
      <text:p text:style-name="P4">// <text:s text:c="15"/>builder.show();</text:p>
      <text:p text:style-name="P4">// <text:s text:c="11"/>}});</text:p>
      <text:p text:style-name="P4">//// <text:s text:c="7"/>list.setOnItemClickListener(new AdapterView.OnItemClickListener() {</text:p>
      <text:p text:style-name="P4">//// <text:s text:c="11"/>@Override</text:p>
      <text:p text:style-name="P4">//// <text:s text:c="11"/>public void onItemClick(AdapterView&lt;?&gt; parent, android.view.ViewRe view, int position, long id) {</text:p>
      <text:p text:style-name="P4">//// <text:s text:c="15"/>String item=(String)list.getItemAtPosition(position);</text:p>
      <text:p text:style-name="P4">////</text:p>
      <text:p text:style-name="P4">////</text:p>
      <text:p text:style-name="P4">////</text:p>
      <text:p text:style-name="P4"><text:soft-page-break/>//// <text:s text:c="15"/>Cursor c= db.viewDetails(item);</text:p>
      <text:p text:style-name="P4">////</text:p>
      <text:p text:style-name="P4">////</text:p>
      <text:p text:style-name="P4">////</text:p>
      <text:p text:style-name="P4">//// <text:s text:c="15"/>// Toast.makeText(UserList.this,c.getColumnName(1),Toast.LENGTH_SHORT).show();</text:p>
      <text:p text:style-name="P4">//// <text:s text:c="15"/>StringBuffer stringBuffer = new StringBuffer();</text:p>
      <text:p text:style-name="P4">//// <text:s text:c="15"/>while (c.moveToNext()) {</text:p>
      <text:p text:style-name="P4">//// <text:s text:c="19"/>stringBuffer.append("Name: " +c.getString(1) + "\n");</text:p>
      <text:p text:style-name="P4">//// <text:s text:c="19"/>stringBuffer.append("Email: "+ <text:s/>c.getString(2) + "\n");</text:p>
      <text:p text:style-name="P4">////</text:p>
      <text:p text:style-name="P4">//// <text:s text:c="19"/>stringBuffer.append("Age: "+ c.getString(3) + "\n");</text:p>
      <text:p text:style-name="P4">//// <text:s text:c="15"/>}</text:p>
      <text:p text:style-name="P4">//// <text:s text:c="15"/>AlertDialog.Builder builder=new AlertDialog.Builder(UserList.this);</text:p>
      <text:p text:style-name="P4">//// <text:s text:c="15"/>builder.setCancelable(true);</text:p>
      <text:p text:style-name="P4">//// <text:s text:c="15"/>builder.setPositiveButton("ok",null);</text:p>
      <text:p text:style-name="P4">//// <text:s text:c="15"/>builder.setTitle("Details");</text:p>
      <text:p text:style-name="P4">//// <text:s text:c="15"/>builder.setMessage(stringBuffer.toString());</text:p>
      <text:p text:style-name="P4">//// <text:s text:c="15"/>builder.show();</text:p>
      <text:p text:style-name="P4">//// <text:s text:c="11"/>}});</text:p>
      <text:p text:style-name="P2"><text:span text:style-name="T12"><text:s text:c="4"/></text:span><text:span text:style-name="T4">}</text:span></text:p>
      <text:p text:style-name="P2"><text:s text:c="4"/><text:span text:style-name="T3">private void </text:span><text:span text:style-name="T4">viewData()</text:span></text:p>
      <text:p text:style-name="P2"><text:s text:c="4"/><text:span text:style-name="T4">{</text:span></text:p>
      <text:p text:style-name="P2"><text:s text:c="8"/><text:span text:style-name="T4">Cursor cursor=</text:span><text:span text:style-name="T6">db</text:span><text:span text:style-name="T4">.viewData();</text:span></text:p>
      <text:p text:style-name="P2"><text:s text:c="8"/><text:span text:style-name="T3">if</text:span><text:span text:style-name="T4">(cursor.getCount()==</text:span><text:span text:style-name="T13">0</text:span><text:span text:style-name="T4">)</text:span></text:p>
      <text:p text:style-name="P2"><text:s text:c="8"/><text:span text:style-name="T4">{</text:span></text:p>
      <text:p text:style-name="P2"><text:s text:c="12"/><text:span text:style-name="T4">Toast.</text:span><text:span text:style-name="T5">makeText</text:span><text:span text:style-name="T4">(</text:span><text:span text:style-name="T3">this</text:span><text:span text:style-name="T4">,</text:span><text:span text:style-name="T17">"no data"</text:span><text:span text:style-name="T4">,Toast.</text:span><text:span text:style-name="T7">LENGTH_LONG</text:span><text:span text:style-name="T4">).show();</text:span></text:p>
      <text:p text:style-name="P2"><text:s text:c="8"/><text:span text:style-name="T4">}</text:span></text:p>
      <text:p text:style-name="P2"><text:s text:c="8"/><text:span text:style-name="T3">else</text:span></text:p>
      <text:p text:style-name="P2"><text:span text:style-name="T1"><text:s text:c="8"/></text:span><text:span text:style-name="T4">{</text:span></text:p>
      <text:p text:style-name="P2"><text:s text:c="12"/><text:span text:style-name="T3">while</text:span><text:span text:style-name="T4">(cursor.moveToNext())</text:span></text:p>
      <text:p text:style-name="P2"><text:s text:c="12"/><text:span text:style-name="T4">{</text:span></text:p>
      <text:p text:style-name="P2"><text:s text:c="16"/><text:span text:style-name="T6">listItem</text:span><text:span text:style-name="T4">.add(cursor.getString(</text:span><text:span text:style-name="T13">1</text:span><text:span text:style-name="T4">));</text:span></text:p>
      <text:p text:style-name="P2"><text:s text:c="12"/><text:span text:style-name="T4">}</text:span></text:p>
      <text:p text:style-name="P2"><text:s text:c="12"/><text:span text:style-name="T6">adapter</text:span><text:span text:style-name="T4">=</text:span><text:span text:style-name="T3">new </text:span><text:span text:style-name="T4">ArrayAdapter&lt;&gt;(</text:span><text:span text:style-name="T3">this</text:span><text:span text:style-name="T4">,android.R.layout.</text:span><text:span text:style-name="T7">simple_list_item_1</text:span><text:span text:style-name="T4">,</text:span><text:span text:style-name="T6">listItem</text:span><text:span text:style-name="T4">);</text:span></text:p>
      <text:p text:style-name="P2"><text:s text:c="12"/><text:span text:style-name="T6">list</text:span><text:span text:style-name="T4">.setAdapter(</text:span><text:span text:style-name="T6">adapter</text:span><text:span text:style-name="T4">);</text:span></text:p>
      <text:p text:style-name="P2"><text:s text:c="8"/><text:span text:style-name="T4">}</text:span></text:p>
      <text:p text:style-name="P2"><text:s text:c="4"/><text:span text:style-name="T4">}</text:span></text:p>
      <text:p text:style-name="P1">}</text:p>
      <text:p text:style-name="Standard"/>
      <text:p text:style-name="Standard"/>
      <text:p text:style-name="P3"><text:span text:style-name="T11">&lt;?</text:span><text:span text:style-name="T15">xml version</text:span><text:span text:style-name="T18">="1.0" </text:span><text:span text:style-name="T15">encoding</text:span><text:span text:style-name="T18">="utf-8"</text:span><text:span text:style-name="T11">?&gt;</text:span></text:p>
      <text:p text:style-name="P3">&lt;<text:span text:style-name="T2">LinearLayout </text:span><text:span text:style-name="T15">xmlns:</text:span><text:span text:style-name="T8">android</text:span><text:span text:style-name="T18">="http://schemas.android.com/apk/res/android"</text:span></text:p>
      <text:p text:style-name="P2"><text:span text:style-name="T16"><text:s text:c="4"/></text:span><text:span text:style-name="T14">xmlns:</text:span><text:span text:style-name="T6">app</text:span><text:span text:style-name="T17">="http://schemas.android.com/apk/res-auto"</text:span></text:p>
      <text:p text:style-name="P2"><text:span text:style-name="T16"><text:s text:c="4"/></text:span><text:span text:style-name="T14">xmlns:</text:span><text:span text:style-name="T6">tools</text:span><text:span text:style-name="T17">="http://schemas.android.com/tools"</text:span></text:p>
      <text:p text:style-name="P2"><text:span text:style-name="T16"><text:s text:c="4"/></text:span><text:span text:style-name="T6">android</text:span><text:span text:style-name="T14">:layout_width</text:span><text:span text:style-name="T17">="match_parent"</text:span></text:p>
      <text:p text:style-name="P2"><text:span text:style-name="T16"><text:s text:c="4"/></text:span><text:span text:style-name="T6">android</text:span><text:span text:style-name="T14">:layout_height</text:span><text:span text:style-name="T17">="match_parent"</text:span></text:p>
      <text:p text:style-name="P2"><text:span text:style-name="T16"><text:s text:c="4"/></text:span><text:span text:style-name="T6">tools</text:span><text:span text:style-name="T14">:context</text:span><text:span text:style-name="T17">=".viewfeed"</text:span><text:span text:style-name="T4">&gt;</text:span></text:p>
      <text:p text:style-name="P2"><text:s text:c="4"/><text:span text:style-name="T4">&lt;</text:span><text:span text:style-name="T3">ListView</text:span></text:p>
      <text:p text:style-name="P2"><text:span text:style-name="T1"><text:s text:c="8"/></text:span><text:span text:style-name="T6">android</text:span><text:span text:style-name="T14">:id</text:span><text:span text:style-name="T17">="@+id/list_item"</text:span></text:p>
      <text:p text:style-name="P2"><text:span text:style-name="T16"><text:s text:c="8"/></text:span><text:span text:style-name="T6">android</text:span><text:span text:style-name="T14">:layout_width</text:span><text:span text:style-name="T17">="match_parent"</text:span></text:p>
      <text:p text:style-name="P2"><text:span text:style-name="T16"><text:s text:c="8"/></text:span><text:span text:style-name="T6">android</text:span><text:span text:style-name="T14">:layout_height</text:span><text:span text:style-name="T17">="match_parent"</text:span></text:p>
      <text:p text:style-name="P2"><text:span text:style-name="T16"><text:s text:c="8"/></text:span><text:span text:style-name="T6">tools</text:span><text:span text:style-name="T14">:layout_editor_absoluteX</text:span><text:span text:style-name="T17">="51dp"</text:span></text:p>
      <text:p text:style-name="P2"><text:span text:style-name="T16"><text:s text:c="8"/></text:span><text:span text:style-name="T6">tools</text:span><text:span text:style-name="T14">:layout_editor_absoluteY</text:span><text:span text:style-name="T17">="121dp" </text:span><text:span text:style-name="T4">/&gt;</text:span></text:p>
      <text:p text:style-name="P1">&lt;/<text:span text:style-name="T2">LinearLayout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18:38.882930653</meta:creation-date>
    <dc:date>2019-11-06T13:19:58.450993585</dc:date>
    <meta:editing-duration>PT1M19S</meta:editing-duration>
    <meta:editing-cycles>1</meta:editing-cycles>
    <meta:document-statistic meta:table-count="0" meta:image-count="0" meta:object-count="0" meta:page-count="2" meta:paragraph-count="112" meta:word-count="260" meta:character-count="4220" meta:non-whitespace-character-count="3220"/>
    <meta:generator>LibreOffice/5.1.6.2$Linux_X86_64 LibreOffice_project/10m0$Build-2</meta:generator>
  </office:meta>
</office:document-meta>
</file>